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5.3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4.1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02cm" fo:min-width="5.16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cm" fo:min-width="2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18cm" fo:min-width="5.9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458cm" fo:min-width="5.98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8.3cm" svg:height="3cm" svg:x="6.3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6.6cm" svg:height="1.5cm" svg:x="2.2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9cm" svg:height="3.1cm" svg:x="5.7cm" svg:y="5.9cm">
          <text:p text:style-name="P1">Pobierz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.1cm" svg:height="5.7cm" svg:x="7.4cm" svg:y="10cm">
          <text:p text:style-name="P1">Czy liczba dzieli się przez 2<text:line-break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10.3cm" svg:height="3.6cm" svg:x="-0.2cm" svg:y="16cm">
          <text:p text:style-name="P1">WYPROWADŹ: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10.3cm" svg:height="4.3cm" svg:x="10.3cm" svg:y="15.7cm">
          <text:p text:style-name="P1">WYPROWADŹ: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0.45cm" svg:y1="4.8cm" svg:x2="10.2cm" svg:y2="5.9cm" draw:start-shape="id1" draw:start-glue-point="8" draw:end-shape="id2" draw:end-glue-point="5" svg:d="M10450 4800l-250 1100" svg:viewBox="0 0 251 1101">
          <text:p/>
        </draw:connector>
        <draw:connector draw:style-name="gr7" draw:text-style-name="P2" draw:layer="layout" draw:type="line" svg:x1="10.2cm" svg:y1="9cm" svg:x2="10.45cm" svg:y2="10cm" draw:start-shape="id2" draw:start-glue-point="8" draw:end-shape="id3" draw:end-glue-point="4" svg:d="M10200 9000l250 1000" svg:viewBox="0 0 251 1001">
          <text:p/>
        </draw:connector>
        <draw:connector draw:style-name="gr8" draw:text-style-name="P2" draw:layer="layout" svg:x1="7.4cm" svg:y1="12.85cm" svg:x2="6.238cm" svg:y2="16cm" draw:start-shape="id3" draw:start-glue-point="5" draw:end-shape="id4" draw:end-glue-point="4" svg:d="M7400 12850h-1162v3150" svg:viewBox="0 0 1163 3151">
          <text:p text:style-name="P3">tak</text:p>
        </draw:connector>
        <draw:connector draw:style-name="gr8" draw:text-style-name="P2" draw:layer="layout" svg:x1="13.5cm" svg:y1="12.85cm" svg:x2="16.738cm" svg:y2="15.7cm" draw:start-shape="id3" draw:start-glue-point="7" draw:end-shape="id5" draw:end-glue-point="4" svg:d="M13500 12850h3238v2850" svg:viewBox="0 0 3239 2851">
          <text:p text:style-name="P3">nie</text:p>
        </draw:connector>
        <draw:connector draw:style-name="gr7" draw:text-style-name="P2" draw:layer="layout" draw:type="line" svg:x1="4.95cm" svg:y1="19.6cm" svg:x2="5.5cm" svg:y2="25.8cm" draw:start-shape="id4" draw:start-glue-point="8" draw:end-shape="id6" draw:end-glue-point="4" svg:d="M4950 19600l550 6200" svg:viewBox="0 0 551 6201">
          <text:p/>
        </draw:connector>
        <draw:connector draw:style-name="gr7" draw:text-style-name="P2" draw:layer="layout" draw:type="line" svg:x1="15.45cm" svg:y1="20cm" svg:x2="7.834cm" svg:y2="26.019cm" draw:start-shape="id5" draw:start-glue-point="8" draw:end-shape="id6" draw:end-glue-point="11" svg:d="M15450 20000l-7616 6019" svg:viewBox="0 0 7617 60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58:48.809201251</meta:creation-date>
    <dc:date>2020-09-17T11:38:54.167720803</dc:date>
    <meta:editing-duration>PT15M44S</meta:editing-duration>
    <meta:editing-cycles>3</meta:editing-cycles>
    <meta:generator>LibreOffice/6.4.5.2$Linux_X86_64 LibreOffice_project/40$Build-2</meta:generator>
    <meta:document-statistic meta:object-count="12"/>
  </office:meta>
</office:document-meta>
</file>